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2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900" calcext:value-type="float">
            <text:p>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formula="of:=[.N19]-[.M19]" office:value-type="float" office:value="-6258.77190619838" calcext:value-type="float">
            <text:p>-6258.7719061984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formula="of:=[.N20]-[.M20]" office:value-type="float" office:value="-2915.49459527401" calcext:value-type="float">
            <text:p>-2915.494595274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/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style-name="ce22"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formula="of:=[.N26]-[.M26]" office:value-type="float" office:value="-394.444444444444" calcext:value-type="float">
            <text:p>-394.4444444444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11:39:16.874159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29T11:40:07.319024440</dc:date>
    <meta:editing-duration>P3DT6H14M25S</meta:editing-duration>
    <meta:editing-cycles>1520</meta:editing-cycles>
    <meta:generator>LibreOffice/4.2.8.2$Linux_X86_64 LibreOffice_project/420m0$Build-2</meta:generator>
    <meta:document-statistic meta:table-count="11" meta:cell-count="3690" meta:object-count="0"/>
  </office:meta>
</office:document-meta>
</file>